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rsid="001234c4" officeooo:paragraph-rsid="001234c4" style:font-weight-asian="normal" style:font-weight-complex="normal"/>
    </style:style>
    <style:style style:name="P3" style:family="paragraph" style:parent-style-name="Text_20_body">
      <style:text-properties officeooo:paragraph-rsid="001234c4"/>
    </style:style>
    <style:style style:name="P4" style:family="paragraph" style:parent-style-name="Text_20_body">
      <style:text-properties officeooo:rsid="00191886" officeooo:paragraph-rsid="001a0433"/>
    </style:style>
    <style:style style:name="P5" style:family="paragraph" style:parent-style-name="Text_20_body">
      <style:text-properties style:text-underline-style="solid" style:text-underline-width="auto" style:text-underline-color="font-color" officeooo:rsid="0024c74a" officeooo:paragraph-rsid="0024c74a"/>
    </style:style>
    <style:style style:name="P6" style:family="paragraph" style:parent-style-name="Text_20_body">
      <style:paragraph-properties fo:text-align="start" style:justify-single-word="false"/>
      <style:text-properties style:text-underline-style="solid" style:text-underline-width="auto" style:text-underline-color="font-color" fo:font-weight="normal" officeooo:rsid="0024c74a" officeooo:paragraph-rsid="001234c4" style:font-weight-asian="normal" style:font-weight-complex="normal"/>
    </style:style>
    <style:style style:name="P7" style:family="paragraph" style:parent-style-name="Text_20_body">
      <style:text-properties style:font-name="Liberation Serif" officeooo:rsid="00174a13" officeooo:paragraph-rsid="00174a13"/>
    </style:style>
    <style:style style:name="P8" style:family="paragraph" style:parent-style-name="Text_20_body">
      <style:text-properties style:font-name="Liberation Serif" style:text-underline-style="none" officeooo:rsid="0024c74a" officeooo:paragraph-rsid="0024c74a"/>
    </style:style>
    <style:style style:name="P9" style:family="paragraph" style:parent-style-name="Text_20_body">
      <style:text-properties style:font-name="Liberation Serif" style:text-underline-style="none" officeooo:rsid="0024c74a" officeooo:paragraph-rsid="0028b4a7"/>
    </style:style>
    <style:style style:name="P10" style:family="paragraph" style:parent-style-name="Text_20_body">
      <style:text-properties officeooo:rsid="001a0433" officeooo:paragraph-rsid="002d13b4"/>
    </style:style>
    <style:style style:name="P11" style:family="paragraph" style:parent-style-name="Text_20_body">
      <style:text-properties officeooo:rsid="001b5151" officeooo:paragraph-rsid="002d86fd"/>
    </style:style>
    <style:style style:name="P12" style:family="paragraph" style:parent-style-name="Text_20_body">
      <style:text-properties officeooo:paragraph-rsid="002d86fd"/>
    </style:style>
    <style:style style:name="P13" style:family="paragraph" style:parent-style-name="Text_20_body">
      <style:text-properties officeooo:paragraph-rsid="00335f95"/>
    </style:style>
    <style:style style:name="T1" style:family="text">
      <style:text-properties officeooo:rsid="001234c4"/>
    </style:style>
    <style:style style:name="T2" style:family="text">
      <style:text-properties officeooo:rsid="00148677"/>
    </style:style>
    <style:style style:name="T3" style:family="text">
      <style:text-properties style:font-name="Courier New"/>
    </style:style>
    <style:style style:name="T4" style:family="text">
      <style:text-properties style:font-name="Courier New" officeooo:rsid="001a0433"/>
    </style:style>
    <style:style style:name="T5" style:family="text">
      <style:text-properties style:font-name="Courier New" officeooo:rsid="001b5151"/>
    </style:style>
    <style:style style:name="T6" style:family="text">
      <style:text-properties style:font-name="Courier New" officeooo:rsid="002d13b4"/>
    </style:style>
    <style:style style:name="T7" style:family="text">
      <style:text-properties style:font-name="Courier New" officeooo:rsid="002d86fd"/>
    </style:style>
    <style:style style:name="T8" style:family="text">
      <style:text-properties style:font-name="Liberation Serif"/>
    </style:style>
    <style:style style:name="T9" style:family="text">
      <style:text-properties style:font-name="Liberation Serif" officeooo:rsid="00174a13"/>
    </style:style>
    <style:style style:name="T10" style:family="text">
      <style:text-properties style:font-name="Liberation Serif" officeooo:rsid="001a0433"/>
    </style:style>
    <style:style style:name="T11" style:family="text">
      <style:text-properties style:font-name="Liberation Serif" officeooo:rsid="001b5151"/>
    </style:style>
    <style:style style:name="T12" style:family="text">
      <style:text-properties style:font-name="Liberation Serif" officeooo:rsid="001d2bf7"/>
    </style:style>
    <style:style style:name="T13" style:family="text">
      <style:text-properties style:font-name="Liberation Serif" officeooo:rsid="001ef64a"/>
    </style:style>
    <style:style style:name="T14" style:family="text">
      <style:text-properties style:font-name="Liberation Serif" officeooo:rsid="002d13b4"/>
    </style:style>
    <style:style style:name="T15" style:family="text">
      <style:text-properties style:font-name="Liberation Serif" officeooo:rsid="002d86fd"/>
    </style:style>
    <style:style style:name="T16" style:family="text">
      <style:text-properties officeooo:rsid="0021fa97"/>
    </style:style>
    <style:style style:name="T17" style:family="text">
      <style:text-properties officeooo:rsid="0023fb80"/>
    </style:style>
    <style:style style:name="T18" style:family="text">
      <style:text-properties officeooo:rsid="00252324"/>
    </style:style>
    <style:style style:name="T19" style:family="text">
      <style:text-properties officeooo:rsid="00258f4f"/>
    </style:style>
    <style:style style:name="T20" style:family="text">
      <style:text-properties officeooo:rsid="002786fe"/>
    </style:style>
    <style:style style:name="T21" style:family="text">
      <style:text-properties officeooo:rsid="002d13b4"/>
    </style:style>
    <style:style style:name="T22" style:family="text">
      <style:text-properties style:font-name="courier new" officeooo:rsid="002d13b4"/>
    </style:style>
    <style:style style:name="T23" style:family="text">
      <style:text-properties officeooo:rsid="002d86fd"/>
    </style:style>
    <style:style style:name="T24" style:family="text">
      <style:text-properties style:text-position="sub 58%" style:font-name="Liberation Serif" officeooo:rsid="002d86fd" style:font-size-asian="10.5pt"/>
    </style:style>
    <style:style style:name="T25" style:family="text">
      <style:text-properties style:text-position="0% 100%" style:font-name="Liberation Serif" officeooo:rsid="002d86fd" style:font-size-asian="10.5pt"/>
    </style:style>
    <style:style style:name="T26" style:family="text">
      <style:text-properties style:font-name="Liberation Serif1" officeooo:rsid="00148677"/>
    </style:style>
    <style:style style:name="T27" style:family="text">
      <style:text-properties style:font-name="Liberation Serif1" officeooo:rsid="002d86fd"/>
    </style:style>
    <style:style style:name="T28" style:family="text">
      <style:text-properties style:font-name="Liberation Serif1" officeooo:rsid="002e2d1a"/>
    </style:style>
    <style:style style:name="T29" style:family="text">
      <style:text-properties style:font-name="Liberation Serif1" officeooo:rsid="002edd5d"/>
    </style:style>
    <style:style style:name="T30" style:family="text">
      <style:text-properties style:font-name="Liberation Serif1" officeooo:rsid="0030d9b2"/>
    </style:style>
    <style:style style:name="T31" style:family="text">
      <style:text-properties style:font-name="Liberation Serif1" officeooo:rsid="0031de7e"/>
    </style:style>
    <style:style style:name="T32" style:family="text">
      <style:text-properties style:font-name="Liberation Serif1" officeooo:rsid="00326f6e"/>
    </style:style>
    <style:style style:name="T33" style:family="text">
      <style:text-properties style:font-name="Liberation Serif1" officeooo:rsid="003359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3 </text:span>Report </text:p>
      <text:p text:style-name="P2">Group 08 – Conor Campbell, Daniel Clements, Cory Novotny</text:p>
      <text:p text:style-name="P3">CSCE 274-<text:span text:style-name="T1">001</text:span></text:p>
      <text:p text:style-name="P3"/>
      <text:p text:style-name="P6">Description</text:p>
      <text:p text:style-name="Text_20_body"><text:span text:style-name="T16">Unlike the last two projects, w</text:span>e <text:span text:style-name="T16">only had to complete one</text:span> task <text:span text:style-name="T16">for Project 3</text:span>. <text:span text:style-name="T16">The goal of this task is to program a robot to follow a wall using PID (proportional-integral-derivative) control. The Create's infrared sensor at the front right corner of the bumper is used to determine the robot's distance from a wall. The goal of the controller is to keep the value returned by the sensor at a given set point. We chose a set point and the three PID gains to keep the robot moving parallel to the wall without drifting away, bumping into it frequently, or noticeably oscillating.</text:span></text:p>
      <text:p text:style-name="P12"><text:span text:style-name="T18">The task does work.</text:span> When the code is uploaded to the robot <text:span text:style-name="T19">and</text:span> the "Reset" button is presse<text:span text:style-name="T2">d, the robot begins to drive until it finds a wall. Once a wall is found, it travels along this wall, remaining a certain distance from the robot throughout the course of its travels. Upon reaching a corner or the end of a wall, the robot begins to turn around the interior or exterior of the obstacle. If the robot's bump sensors are triggered, the robot rotates counterclockwise either 30</text:span><text:span text:style-name="T26">° </text:span><text:span text:style-name="T27">(right bumper only), 60</text:span><text:span text:style-name="T26">° </text:span><text:span text:style-name="T27">(both bumpers), or 90° (left bumper only) to remain aligned with the wall. While the robot is not perfect going around corners, it only bumps the wall a few times and seldom oscillates in its efforts to travel along the wall.</text:span></text:p>
      <text:p text:style-name="P13"><text:span text:style-name="T31">In order to ascertain a value for the set point, we used the serial-dump function from Project 2 to determine a signal reading value of the robot that was both strong and constant and placed the robot at a distance from the wall that was close enough to be read by the wall sensor but far enough away to avoid unnecessary bumps when turning. </text:span><text:span text:style-name="T33">T</text:span><text:span text:style-name="T27">o arrive </text:span><text:span text:style-name="T28">at the three gain values for the PID controller, we implemented a common methodology that is an empirical approach rather than a mathematical one. We began by setting all three gain values to zero and slowly started increasing the value of the proportional term by an increment of 5 until </text:span><text:span text:style-name="T29">the robot had steady oscillations while traveling around the wall. Next, </text:span><text:span text:style-name="T7">sum</text:span><text:span text:style-name="T12"> function</text:span><text:span text:style-name="T29"> we began to increase the value of the derivative term in a similar way as the proportional term until the oscillations seemingly went away entirely. Finally, we set the integral term to a small value that allowed the robot to take sharp corners </text:span><text:span text:style-name="T30">more</text:span><text:span text:style-name="T29"> efficiently. We modified our integral summation so it multiplied the integral term by an average – instead of a sum – in order to improve the robot's efficiency even more.</text:span></text:p>
      <text:p text:style-name="P7"/>
      <text:p text:style-name="P5"><text:span text:style-name="T9">R</text:span><text:span text:style-name="T8">eflection</text:span></text:p>
      <text:p text:style-name="P9">We would recommend PID control to someone else that wanted to complete this task. <text:span text:style-name="T20">While implementing an efficient value for the gain for the I term was a difficult process that did not see a significant improvement compared to a simple PD control system, the robot's upgraded ability to turn around corners with the integral term not equal to 0 were high enough to suggest PID over PD. We may </text:span><text:soft-page-break/><text:span text:style-name="T20">have had to change the tradition summation value of the integral term to an average of the previous error readings, but this was simply because the micro-controller isn't complex enough to handle such a large amount of data produced by the sum. Because of these reasons, PID is the best control method to implement for a relatively successful completion of the task.</text:span></text:p>
      <text:p text:style-name="P8"/>
      <text:p text:style-name="P4">As a group, we met <text:span text:style-name="T21">several tim</text:span>e<text:span text:style-name="T21">s</text:span> in the lab to work on the robot. Conor, Cory, and Daniel all made significant contributions to <text:span text:style-name="T17">complete the task</text:span>. We all helped each other throughout the project with debugging to get past all errors that arose when writing the programs, <text:span text:style-name="T21">as well as brainstorming ideas to improve our PID control system</text:span>.</text:p>
      <text:p text:style-name="P10"><text:span text:style-name="T8">Conor worked on </text:span><text:span text:style-name="T14">handling the robot's history of errors and calculating the summation and slope values for the integral and derivative terms</text:span><text:span text:style-name="T8"> in the </text:span><text:span text:style-name="T6">history</text:span><text:span text:style-name="T3">.c</text:span><text:span text:style-name="T8"> class. </text:span><text:span text:style-name="T11">He also </text:span><text:span text:style-name="T14">wrote the </text:span><text:span text:style-name="T6">alignToWall</text:span><text:span text:style-name="T11"> </text:span><text:span text:style-name="T14">functio</text:span><text:span text:style-name="T11">n </text:span><text:span text:style-name="T14">in</text:span><text:span text:style-name="T11"> the </text:span><text:span text:style-name="T6">steering</text:span><text:span text:style-name="T5">.</text:span><text:span text:style-name="T3">c</text:span><text:span text:style-name="T8"> class </text:span><text:span text:style-name="T11">to cause the robot to </text:span><text:span text:style-name="T14">rotate accordingly depending on the bump sensors</text:span><text:span text:style-name="T11">. He worked on the </text:span><text:span text:style-name="T5">proj</text:span><text:span text:style-name="T6">3</text:span><text:span text:style-name="T5">.</text:span><text:span text:style-name="T3">c</text:span><text:span text:style-name="T8"> class </text:span><text:span text:style-name="T14">to check for negative velocities of both wheels within the </text:span><text:span text:style-name="T22">main</text:span><text:span text:style-name="T14"> function</text:span><text:span text:style-name="T11">.</text:span><text:span text:style-name="T12"> </text:span></text:p>
      <text:p text:style-name="P11"><text:span text:style-name="T8">Daniel wrote the </text:span><text:span text:style-name="T6">getWallDistance</text:span><text:span text:style-name="T8"> function </text:span><text:span text:style-name="T12">in the</text:span><text:span text:style-name="T8"> </text:span><text:span text:style-name="T4">sensors.c</text:span><text:span text:style-name="T10"> class </text:span><text:span text:style-name="T12">to </text:span><text:span text:style-name="T14">determine how far the robot is from the wall based off the wall signal sensor reading</text:span><text:span text:style-name="T12">. He also wrote the </text:span><text:span text:style-name="T6">getBumps</text:span><text:span text:style-name="T12"> function in the </text:span><text:span text:style-name="T6">same</text:span><text:span text:style-name="T10"> class </text:span><text:span text:style-name="T14">to determine whether the bump sensors are active</text:span><text:span text:style-name="T10">. </text:span><text:span text:style-name="T14">He wrote the </text:span><text:span text:style-name="T6">addElement</text:span><text:span text:style-name="T12"> function </text:span><text:span text:style-name="T14">in the </text:span><text:span text:style-name="T6">history</text:span><text:span text:style-name="T4">.c</text:span><text:span text:style-name="T10"> class <text:s/></text:span><text:span text:style-name="T15">to add a new element to the history array, as well as</text:span><text:span text:style-name="T14"> fine tune the integral term </text:span><text:span text:style-name="T15">so it </text:span><text:span text:style-name="T14">returns an average instead of a sum </text:span><text:span text:style-name="T15">in the </text:span><text:span text:style-name="T14">and the </text:span><text:span text:style-name="T7">sum</text:span><text:span text:style-name="T12"> function. </text:span><text:span text:style-name="T15">He also played a major role in determining the final PID gain values with Cory.</text:span></text:p>
      <text:p text:style-name="Text_20_body">Cory <text:span text:style-name="T23">helped fine tune the </text:span><text:span text:style-name="T6">history</text:span><text:span text:style-name="T4">.c</text:span><text:span text:style-name="T10"> class </text:span><text:span text:style-name="T15">with Daniel</text:span><text:span text:style-name="T8">, </text:span><text:span text:style-name="T15">modifying the </text:span><text:span text:style-name="T7">sum</text:span><text:span text:style-name="T8"> function </text:span><text:span text:style-name="T15">to return an average. He also wrote the code to get the wall distance, calcuate the current error, calculate add the error to the history array, and calculate the integral, derivative, and u</text:span><text:span text:style-name="T24">k </text:span><text:span text:style-name="T25">terms to be used for the PID control. He played a major role in determine the final PID gain values with Daniel.</text:span><text:span text:style-name="T8"> </text:span><text:span text:style-name="T13">He also wrote this entire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7:33:08.700061702</meta:creation-date>
    <dc:date>2015-11-23T18:23:51.562324159</dc:date>
    <meta:editing-duration>PT1H16M5S</meta:editing-duration>
    <meta:editing-cycles>20</meta:editing-cycles>
    <meta:generator>LibreOffice/4.2.8.2$Linux_X86_64 LibreOffice_project/420m0$Build-2</meta:generator>
    <meta:document-statistic meta:table-count="0" meta:image-count="0" meta:object-count="0" meta:page-count="2" meta:paragraph-count="13" meta:word-count="882" meta:character-count="5032" meta:non-whitespace-character-count="4157"/>
  </office:meta>
</office:document-meta>
</file>